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544cm" fo:min-width="7.247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389cm" fo:min-width="4.21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2.984cm" fo:min-width="2.734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2.73cm" fo:min-width="6.417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845cm" fo:min-width="7.29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2.354cm" fo:min-width="2.4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3.11cm" fo:min-width="3.818cm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3.648cm" fo:min-width="3.398cm"/>
    </style:style>
    <style:style style:name="gr11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2" style:family="graphic" style:parent-style-name="standard">
      <style:graphic-properties draw:fill-color="#fcd4d1" draw:textarea-horizontal-align="justify" draw:textarea-vertical-align="middle" draw:auto-grow-height="false" fo:min-height="1.458cm" fo:min-width="4.125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2.73cm" fo:min-width="6.29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3.188cm" fo:min-width="8.145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fill-color="#adc5e7" draw:textarea-vertical-align="middle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1.609cm" fo:min-width="6.556cm" fo:wrap-option="no-wrap"/>
    </style:style>
    <style:style style:name="gr17" style:family="graphic" style:parent-style-name="standard">
      <style:graphic-properties draw:fill-color="#fcd4d1" draw:textarea-horizontal-align="justify" draw:textarea-vertical-align="middle" draw:auto-grow-height="false" fo:min-height="2.597cm" fo:min-width="6.556cm" fo:wrap-option="no-wrap"/>
    </style:style>
    <style:style style:name="gr18" style:family="graphic" style:parent-style-name="standard">
      <style:graphic-properties draw:fill-color="#fcd4d1" draw:textarea-horizontal-align="justify" draw:textarea-vertical-align="middle" draw:auto-grow-height="false" fo:min-height="1.742cm" fo:min-width="3.841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3.876cm" fo:min-width="9.722cm"/>
    </style:style>
    <style:style style:name="gr20" style:family="graphic" style:parent-style-name="standard">
      <style:graphic-properties draw:fill-color="#fffbcc" draw:textarea-horizontal-align="justify" draw:textarea-vertical-align="middle" draw:auto-grow-height="false" fo:min-height="2.272cm" fo:min-width="11.674cm"/>
    </style:style>
    <style:style style:name="gr21" style:family="graphic" style:parent-style-name="standard">
      <style:graphic-properties draw:fill-color="#fcc79b" draw:textarea-horizontal-align="justify" draw:textarea-vertical-align="middle" draw:auto-grow-height="false" fo:min-height="3.648cm" fo:min-width="7.589cm"/>
    </style:style>
    <style:style style:name="gr22" style:family="graphic" style:parent-style-name="standard">
      <style:graphic-properties draw:fill-color="#fcc79b" draw:textarea-horizontal-align="justify" draw:textarea-vertical-align="middle" draw:auto-grow-height="false" fo:min-height="2.354cm" fo:min-width="2.422cm"/>
    </style:style>
    <style:style style:name="gr23" style:family="graphic" style:parent-style-name="standard">
      <style:graphic-properties draw:fill-color="#fcc79b" draw:textarea-horizontal-align="justify" draw:textarea-vertical-align="middle" draw:auto-grow-height="false" fo:min-height="2.609cm" fo:min-width="3.184cm"/>
    </style:style>
    <style:style style:name="gr24" style:family="graphic" style:parent-style-name="standard">
      <style:graphic-properties draw:fill-color="#fcc79b" draw:textarea-horizontal-align="justify" draw:textarea-vertical-align="middle" draw:auto-grow-height="false" fo:min-height="2.672cm" fo:min-width="3.628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2.808cm" fo:min-width="6.556cm" fo:wrap-option="no-wrap"/>
    </style:style>
    <style:style style:name="gr26" style:family="graphic" style:parent-style-name="standard">
      <style:graphic-properties draw:fill-color="#fcc79b" draw:textarea-horizontal-align="justify" draw:textarea-vertical-align="middle" draw:auto-grow-height="false" fo:min-height="3.208cm" fo:min-width="7.026cm" fo:wrap-option="no-wrap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3.188cm" fo:min-width="7.764cm"/>
    </style:style>
    <style:style style:name="gr28" style:family="graphic" style:parent-style-name="standard">
      <style:graphic-properties draw:fill-color="#adc5e7" draw:textarea-horizontal-align="justify" draw:textarea-vertical-align="middle" draw:auto-grow-height="false" fo:min-height="2.198cm" fo:min-width="6.556cm" fo:wrap-option="no-wrap"/>
    </style:style>
    <style:style style:name="gr29" style:family="graphic" style:parent-style-name="standard">
      <style:graphic-properties draw:fill-color="#fcc79b" draw:textarea-horizontal-align="justify" draw:textarea-vertical-align="middle" draw:auto-grow-height="false" fo:min-height="3.648cm" fo:min-width="5.938cm"/>
    </style:style>
    <style:style style:name="gr30" style:family="graphic" style:parent-style-name="standard">
      <style:graphic-properties draw:fill-color="#87d1d1" draw:textarea-horizontal-align="justify" draw:textarea-vertical-align="middle" draw:auto-grow-height="false" fo:min-height="3.613cm" fo:min-width="7.135cm"/>
    </style:style>
    <style:style style:name="gr31" style:family="graphic" style:parent-style-name="standard">
      <style:graphic-properties draw:fill-color="#87d1d1" draw:textarea-horizontal-align="justify" draw:textarea-vertical-align="middle" draw:auto-grow-height="false" fo:min-height="3.882cm" fo:min-width="8.122cm"/>
    </style:style>
    <style:style style:name="gr32" style:family="graphic" style:parent-style-name="objectwithoutfill">
      <style:graphic-properties draw:marker-end="Arrow" draw:marker-end-width="0.3cm" draw:fill="none" draw:fill-color="#87d1d1" draw:textarea-vertical-align="middle"/>
    </style:style>
    <style:style style:name="gr33" style:family="graphic" style:parent-style-name="standard">
      <style:graphic-properties draw:fill-color="#87d1d1" draw:textarea-horizontal-align="justify" draw:textarea-vertical-align="middle" draw:auto-grow-height="false" fo:min-height="2.221cm" fo:min-width="6.55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d4d1"/>
      <style:paragraph-properties fo:text-align="center"/>
    </style:style>
    <style:style style:name="P5" style:family="paragraph">
      <loext:graphic-properties draw:fill="none" draw:fill-color="#adc5e7"/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-color="#e0efd4"/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fffbcc"/>
      <style:paragraph-properties fo:text-align="center"/>
    </style:style>
    <style:style style:name="P13" style:family="paragraph">
      <loext:graphic-properties draw:fill-color="#fcc79b"/>
      <style:paragraph-properties fo:text-align="center"/>
    </style:style>
    <style:style style:name="P14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cc79b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87d1d1"/>
      <style:paragraph-properties fo:text-align="center"/>
    </style:style>
    <style:style style:name="P17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87d1d1"/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1" draw:id="id21" draw:layer="layout" svg:width="7.747cm" svg:height="2.794cm" svg:x="2.397cm" svg:y="2.651cm">
          <text:p text:style-name="P1">Run Mai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93cm" svg:height="4.191cm" svg:x="2.397cm" svg:y="9.128cm">
          <text:p text:style-name="P1">Read</text:p>
          <text:p text:style-name="P1">System</text:p>
          <text:p text:style-name="P1">Configuration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4.572cm" svg:height="4.572cm" svg:x="15.097cm" svg:y="9.128cm">
          <text:p text:style-name="P1">LoadData:</text:p>
          <text:p text:style-name="P1">Load system </text:p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239cm" svg:height="3.302cm" svg:x="2.397cm" svg:y="24.749cm">
          <text:p text:style-name="P1">Run Single File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8.128cm" svg:height="3.429cm" svg:x="15.097cm" svg:y="24.749cm">
          <text:p text:style-name="P1">Run Multiple File 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9.89cm" svg:y1="11.223cm" svg:x2="15.097cm" svg:y2="11.414cm" draw:start-shape="id1" draw:end-shape="id2" svg:d="M9890 11223l5207 191" svg:viewBox="0 0 5208 192">
          <text:p/>
        </draw:connector>
        <draw:custom-shape draw:style-name="gr7" draw:text-style-name="P2" xml:id="id3" draw:id="id3" draw:layer="layout" svg:width="5.969cm" svg:height="5.207cm" svg:x="2.397cm" svg:y="15.605cm">
          <text:p text:style-name="P1">Select </text:p>
          <text:p text:style-name="P1">Analysis</text:p>
          <text:p text:style-name="P1">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6.144cm" svg:y1="13.319cm" svg:x2="5.382cm" svg:y2="15.605cm" draw:start-shape="id1" draw:start-glue-point="8" draw:end-shape="id3" draw:end-glue-point="4" svg:d="M6144 13319v1143h-762v1143" svg:viewBox="0 0 763 2287">
          <text:p/>
        </draw:connector>
        <draw:connector draw:style-name="gr8" draw:text-style-name="P3" draw:layer="layout" svg:x1="8.366cm" svg:y1="18.209cm" svg:x2="19.161cm" svg:y2="24.749cm" draw:start-shape="id3" draw:start-glue-point="7" draw:end-shape="id4" draw:end-glue-point="0" svg:d="M8366 18209h10795v6540" svg:viewBox="0 0 10796 6541">
          <text:p/>
        </draw:connector>
        <draw:connector draw:style-name="gr8" draw:text-style-name="P3" draw:layer="layout" svg:x1="15.097cm" svg:y1="26.463cm" svg:x2="9.636cm" svg:y2="26.4cm" draw:start-shape="id4" draw:start-glue-point="3" draw:end-shape="id5" svg:d="M15097 26463h-2730v-63h-2731" svg:viewBox="0 0 5462 64">
          <text:p/>
        </draw:connector>
        <draw:custom-shape draw:style-name="gr9" draw:text-style-name="P4" xml:id="id6" draw:id="id6" draw:layer="layout" svg:width="6.858cm" svg:height="5.334cm" svg:x="2.397cm" svg:y="32.877cm">
          <text:p text:style-name="P1">Read single </text:p>
          <text:p text:style-name="P1">run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7" draw:id="id7" draw:layer="layout" svg:width="4.318cm" svg:height="4.318cm" svg:x="2.397cm" svg:y="41.005cm">
          <text:p text:style-name="P1">Run 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4.318cm" svg:height="4.318cm" svg:x="2.397cm" svg:y="47.99cm">
          <text:p text:style-name="P1">Run </text:p>
          <text:p text:style-name="P1">Build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5.826cm" svg:y1="38.211cm" svg:x2="4.556cm" svg:y2="41.005cm" draw:start-shape="id6" draw:start-glue-point="8" draw:end-shape="id7" draw:end-glue-point="0" svg:d="M5826 38211v1398h-1270v1396" svg:viewBox="0 0 1271 2795">
          <text:p/>
        </draw:connector>
        <draw:connector draw:style-name="gr11" draw:text-style-name="P5" draw:layer="layout" svg:x1="4.556cm" svg:y1="45.323cm" svg:x2="4.556cm" svg:y2="47.99cm" draw:start-shape="id7" draw:start-glue-point="2" draw:end-shape="id8" draw:end-glue-point="0" svg:d="M4556 45323v2667" svg:viewBox="0 0 1 2668">
          <text:p/>
        </draw:connector>
        <draw:custom-shape draw:style-name="gr12" draw:text-style-name="P4" xml:id="id9" draw:id="id9" draw:layer="layout" svg:width="8.255cm" svg:height="3.048cm" svg:x="15.097cm" svg:y="41.005cm">
          <text:p text:style-name="P1">Initiate </text:p>
          <text:p text:style-name="P1">Standard</text:p>
          <text:p text:style-name="P1">Buil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7" xml:id="id10" draw:id="id10" draw:layer="layout" svg:width="7.112cm" svg:height="3.302cm" svg:x="40.243cm" svg:y="37.068cm">
          <text:p text:style-name="P6"><text:span text:style-name="T1">Clean &amp; Prepare</text:span></text:p>
          <text:p text:style-name="P6"><text:span text:style-name="T1">Data</text:span></text:p>
          <text:p text:style-name="P6"><text:span text:style-name="T2">PrepareFACT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1" draw:id="id11" draw:layer="layout" svg:width="9.017cm" svg:height="3.81cm" svg:x="39.227cm" svg:y="41.767cm">
          <text:p text:style-name="P1">Build Binary</text:p>
          <text:p text:style-name="P1">Activation Matrix</text:p>
          <text:p text:style-name="P1"><text:span text:style-name="T3">ConstructActivationMatrix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line-skew="-7.43cm" svg:x1="22.321cm" svg:y1="42.529cm" svg:x2="40.243cm" svg:y2="38.719cm" draw:start-shape="id9" draw:start-glue-point="4" draw:end-shape="id10" draw:end-glue-point="3" svg:d="M22321 42529h2047v-3810h15875" svg:viewBox="0 0 17923 3811">
          <text:p/>
        </draw:connector>
        <draw:connector draw:style-name="gr11" draw:text-style-name="P5" draw:layer="layout" svg:x1="43.799cm" svg:y1="40.37cm" svg:x2="43.735cm" svg:y2="41.767cm" draw:start-shape="id10" draw:start-glue-point="2" draw:end-shape="id11" draw:end-glue-point="0" svg:d="M43799 40370v699h-64v698" svg:viewBox="0 0 65 1398">
          <text:p/>
        </draw:connector>
        <draw:connector draw:style-name="gr11" draw:text-style-name="P5" draw:layer="layout" draw:line-skew="-6.667cm" svg:x1="39.227cm" svg:y1="43.672cm" svg:x2="19.225cm" svg:y2="44.053cm" draw:start-shape="id11" draw:start-glue-point="3" draw:end-shape="id9" draw:end-glue-point="5" svg:d="M39227 43672h-14605v883h-5397v-502" svg:viewBox="0 0 20003 884">
          <text:p/>
        </draw:connector>
        <draw:connector draw:style-name="gr15" draw:text-style-name="P5" draw:layer="layout" svg:x1="6.715cm" svg:y1="43.164cm" svg:x2="15.097cm" svg:y2="42.529cm" draw:start-shape="id7" draw:start-glue-point="1" draw:end-shape="id9" svg:d="M6715 43164h4191v-635h4191" svg:viewBox="0 0 8383 636">
          <text:p/>
        </draw:connector>
        <draw:custom-shape draw:style-name="gr16" draw:text-style-name="P10" draw:layer="layout" svg:width="7.62cm" svg:height="2.007cm" svg:x="74.66cm" svg:y="38.592cm">
          <text:p text:style-name="P9"><text:span text:style-name="T4">SetUp.py</text:span></text:p>
          <draw:enhanced-geometry svg:viewBox="0 0 21600 21600" draw:text-areas="800 800 20800 20800" draw:type="round-rectangular-callout" draw:modifiers="-17005.6423041596 8949.800796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7.62cm" svg:height="3.073cm" svg:x="74.66cm" svg:y="31.099cm">
          <text:p text:style-name="P9"><text:span text:style-name="T4">RunAnalysis.py</text:span></text:p>
          <draw:enhanced-geometry svg:viewBox="0 0 21600 21600" draw:text-areas="800 800 20800 20800" draw:type="round-rectangular-callout" draw:modifiers="-21880.5930980186 6436.43461288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4" xml:id="id12" draw:id="id12" draw:layer="layout" svg:width="7.747cm" svg:height="3.556cm" svg:x="15.097cm" svg:y="47.99cm">
          <text:p text:style-name="P1">Initiate </text:p>
          <text:p text:style-name="P1">Standard</text:p>
          <text:p text:style-name="P1">Analysi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2" xml:id="id13" draw:id="id13" draw:layer="layout" svg:width="10.668cm" svg:height="4.572cm" svg:x="38.973cm" svg:y="49.133cm">
          <text:p text:style-name="P1">Select Tail Data</text:p>
          <text:p text:style-name="P1"><text:span text:style-name="T3">SetTai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15.097cm" svg:y1="49.768cm" svg:x2="6.715cm" svg:y2="50.149cm" draw:start-shape="id12" draw:end-shape="id8" svg:d="M15097 49768h-4191v381h-4191" svg:viewBox="0 0 8383 382">
          <text:p/>
        </draw:connector>
        <draw:custom-shape draw:style-name="gr20" draw:text-style-name="P12" xml:id="id14" draw:id="id14" draw:layer="layout" svg:width="12.446cm" svg:height="2.794cm" svg:x="38.084cm" svg:y="57.261cm">
          <text:p text:style-name="P1">Find clustering in each superlayer</text:p>
          <text:p text:style-name="P1"><text:span text:style-name="T3">FindCluster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15" draw:id="id15" draw:layer="layout" svg:width="8.509cm" svg:height="4.318cm" svg:x="39.989cm" svg:y="64.754cm"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1.876cm" svg:y1="49.768cm" svg:x2="38.973cm" svg:y2="51.419cm" draw:start-shape="id12" draw:start-glue-point="4" draw:end-shape="id13" svg:d="M21876 49768h9033v1651h8064" svg:viewBox="0 0 17098 1652">
          <text:p/>
        </draw:connector>
        <draw:connector draw:style-name="gr11" draw:text-style-name="P5" draw:layer="layout" svg:x1="44.307cm" svg:y1="53.705cm" svg:x2="44.307cm" svg:y2="57.261cm" draw:start-shape="id13" draw:end-shape="id14" draw:end-glue-point="0" svg:d="M44307 53705v3556" svg:viewBox="0 0 1 3557">
          <text:p/>
        </draw:connector>
        <draw:custom-shape draw:style-name="gr22" draw:text-style-name="P13" xml:id="id16" draw:id="id16" draw:layer="layout" svg:width="5.842cm" svg:height="5.207cm" svg:x="41.283cm" svg:y="71.083cm">
          <text:p text:style-name="P1">Track Pa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3" xml:id="id17" draw:id="id17" draw:layer="layout" svg:width="7.366cm" svg:height="5.715cm" svg:x="41.108cm" svg:y="76.565cm">
          <text:p text:style-name="P1">Find Z-distribu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3" xml:id="id18" draw:id="id18" draw:layer="layout" svg:width="8.255cm" svg:height="5.842cm" svg:x="40.624cm" svg:y="82.915cm">
          <text:p text:style-name="P1">Vertex</text:p>
          <text:p text:style-name="P1">Extrapol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48.498cm" svg:y1="66.913cm" svg:x2="47.125cm" svg:y2="73.687cm" draw:start-shape="id15" draw:start-glue-point="1" draw:end-shape="id16" draw:end-glue-point="7" svg:d="M48498 66913h501v6774h-1874" svg:viewBox="0 0 1875 6775">
          <text:p/>
        </draw:connector>
        <draw:connector draw:style-name="gr11" draw:text-style-name="P5" draw:layer="layout" svg:x1="47.125cm" svg:y1="73.686cm" svg:x2="48.474cm" svg:y2="79.422cm" draw:start-shape="id16" draw:end-shape="id17" draw:end-glue-point="7" svg:d="M47125 73686h1851v5736h-502" svg:viewBox="0 0 1852 5737">
          <text:p/>
        </draw:connector>
        <draw:connector draw:style-name="gr11" draw:text-style-name="P5" draw:layer="layout" draw:line-skew="-0.374cm" svg:x1="48.474cm" svg:y1="79.422cm" svg:x2="48.879cm" svg:y2="85.836cm" draw:start-shape="id17" draw:start-glue-point="7" draw:end-shape="id18" draw:end-glue-point="7" svg:d="M48474 79422h532v6414h-127" svg:viewBox="0 0 533 6415">
          <text:p/>
        </draw:connector>
        <draw:connector draw:style-name="gr11" draw:text-style-name="P5" draw:layer="layout" draw:line-skew="-0.641cm" svg:x1="40.624cm" svg:y1="85.836cm" svg:x2="41.108cm" svg:y2="79.422cm" draw:start-shape="id18" draw:end-shape="id17" draw:end-glue-point="5" svg:d="M40624 85836h-1143v-6414h1627" svg:viewBox="0 0 1628 6415">
          <text:p/>
        </draw:connector>
        <draw:connector draw:style-name="gr11" draw:text-style-name="P5" draw:layer="layout" draw:line-skew="-1.15cm" svg:x1="41.108cm" svg:y1="79.422cm" svg:x2="41.283cm" svg:y2="73.687cm" draw:start-shape="id17" draw:start-glue-point="5" draw:end-shape="id16" draw:end-glue-point="5" svg:d="M41108 79422h-1651v-5735h1826" svg:viewBox="0 0 1827 5736">
          <text:p/>
        </draw:connector>
        <draw:connector draw:style-name="gr11" draw:text-style-name="P5" draw:layer="layout" svg:x1="41.283cm" svg:y1="73.687cm" svg:x2="39.989cm" svg:y2="66.913cm" draw:start-shape="id16" draw:start-glue-point="5" draw:end-shape="id15" draw:end-glue-point="3" svg:d="M41283 73687h-1796v-6774h502" svg:viewBox="0 0 1797 6775">
          <text:p/>
        </draw:connector>
        <draw:custom-shape draw:style-name="gr25" draw:text-style-name="P14" draw:layer="layout" svg:width="7.62cm" svg:height="3.302cm" svg:x="74.66cm" svg:y="49.514cm">
          <text:p text:style-name="P9"><text:span text:style-name="T4">BuildEvents.Py</text:span></text:p>
          <draw:enhanced-geometry svg:viewBox="0 0 21600 21600" draw:text-areas="800 800 20800 20800" draw:type="round-rectangular-callout" draw:modifiers="-17005.6423041596 5813.6239782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5" draw:layer="layout" svg:width="8.128cm" svg:height="3.734cm" svg:x="74.66cm" svg:y="73.644cm">
          <text:p text:style-name="P9"><text:span text:style-name="T4">VertexReconstruction.py</text:span></text:p>
          <draw:enhanced-geometry svg:viewBox="0 0 21600 21600" draw:text-areas="800 800 20800 20800" draw:type="round-rectangular-callout" draw:modifiers="-17701.9559601427 7130.60240963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6" xml:id="id20" draw:id="id20" draw:layer="layout" svg:width="8.636cm" svg:height="3.81cm" svg:x="1.508cm" svg:y="87.868cm">
          <text:p text:style-name="P1">Vizualisation and </text:p>
          <text:p text:style-name="P1">Plo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7.62cm" svg:height="2.642cm" svg:x="74.66cm" svg:y="2.778cm">
          <text:p text:style-name="P1"><text:span text:style-name="T4">Main.py</text:span></text:p>
          <draw:enhanced-geometry svg:viewBox="0 0 21600 21600" draw:text-areas="800 800 20800 20800" draw:type="round-rectangular-callout" draw:modifiers="-75984.0440887023 3865.60726447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line-skew="0cm -12.574cm" svg:x1="44.307cm" svg:y1="60.055cm" svg:x2="6.715cm" svg:y2="50.149cm" draw:start-shape="id14" draw:start-glue-point="2" draw:end-shape="id8" draw:end-glue-point="1" svg:d="M44307 60055v502h-34481v-10408h-3111" svg:viewBox="0 0 37593 10409">
          <text:p/>
        </draw:connector>
        <draw:custom-shape draw:style-name="gr29" draw:text-style-name="P13" xml:id="id19" draw:id="id19" draw:layer="layout" svg:width="6.858cm" svg:height="4.318cm" svg:x="2.397cm" svg:y="64.754cm">
          <text:p text:style-name="P1">Run </text:p>
          <text:p text:style-name="P1">Vertex Reco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4.556cm" svg:y1="52.308cm" svg:x2="5.826cm" svg:y2="64.754cm" draw:start-shape="id8" draw:start-glue-point="2" draw:end-shape="id19" svg:d="M4556 52308v6224h1270v6222" svg:viewBox="0 0 1271 12447">
          <text:p/>
        </draw:connector>
        <draw:connector draw:style-name="gr11" draw:text-style-name="P5" draw:layer="layout" svg:x1="5.826cm" svg:y1="69.072cm" svg:x2="5.826cm" svg:y2="87.868cm" draw:start-shape="id19" draw:start-glue-point="2" draw:end-shape="id20" svg:d="M5826 69072v18796" svg:viewBox="0 0 1 18797">
          <text:p/>
        </draw:connector>
        <draw:connector draw:style-name="gr15" draw:text-style-name="P5" draw:layer="layout" svg:x1="9.255cm" svg:y1="66.913cm" svg:x2="39.989cm" svg:y2="66.913cm" draw:start-shape="id19" draw:start-glue-point="1" draw:end-shape="id15" draw:end-glue-point="3" svg:d="M9255 66913h30734" svg:viewBox="0 0 30735 1">
          <text:p/>
        </draw:connector>
        <draw:connector draw:style-name="gr11" draw:text-style-name="P5" draw:layer="layout" draw:type="line" svg:x1="6.27cm" svg:y1="5.445cm" svg:x2="6.143cm" svg:y2="9.128cm" draw:start-shape="id21" draw:start-glue-point="2" draw:end-shape="id1" svg:d="M6270 5445l-127 3683" svg:viewBox="0 0 128 3684">
          <text:p/>
        </draw:connector>
        <draw:connector draw:style-name="gr11" draw:text-style-name="P5" draw:layer="layout" draw:type="line" svg:x1="5.382cm" svg:y1="20.812cm" svg:x2="6.016cm" svg:y2="24.749cm" draw:start-shape="id3" draw:start-glue-point="6" draw:end-shape="id5" svg:d="M5382 20812l634 3937" svg:viewBox="0 0 635 3938">
          <text:p/>
        </draw:connector>
        <draw:connector draw:style-name="gr11" draw:text-style-name="P5" draw:layer="layout" draw:type="line" svg:x1="6.016cm" svg:y1="28.051cm" svg:x2="5.826cm" svg:y2="32.877cm" draw:start-shape="id5" draw:start-glue-point="2" draw:end-shape="id6" draw:end-glue-point="5" svg:d="M6016 28051l-190 4826" svg:viewBox="0 0 191 4827">
          <text:p/>
        </draw:connector>
        <draw:custom-shape draw:style-name="gr30" draw:text-style-name="P16" xml:id="id22" draw:id="id22" draw:layer="layout" svg:width="10.795cm" svg:height="5.461cm" svg:x="54.213cm" svg:y="40.878cm">
          <text:p text:style-name="P1">FACT Live stream Fiber</text:p>
          <text:p text:style-name="P1">Acti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xml:id="id23" draw:id="id23" draw:layer="layout" svg:width="12.192cm" svg:height="5.842cm" svg:x="15.097cm" svg:y="92.567cm">
          <text:p text:style-name="P1">Z-Distribution Hist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8" draw:layer="layout" draw:type="line" svg:x1="48.244cm" svg:y1="43.672cm" svg:x2="54.213cm" svg:y2="43.609cm" draw:start-shape="id11" draw:start-glue-point="1" draw:end-shape="id22" draw:end-glue-point="6" svg:d="M48244 43672l5969-63" svg:viewBox="0 0 5970 64">
          <text:p/>
        </draw:connector>
        <draw:connector draw:style-name="gr32" draw:text-style-name="P18" draw:layer="layout" draw:type="line" svg:x1="10.144cm" svg:y1="89.773cm" svg:x2="15.097cm" svg:y2="95.488cm" draw:start-shape="id20" draw:start-glue-point="1" draw:end-shape="id23" draw:end-glue-point="6" svg:d="M10144 89773l4953 5715" svg:viewBox="0 0 4954 5716">
          <text:p/>
        </draw:connector>
        <draw:custom-shape draw:style-name="gr33" draw:text-style-name="P16" draw:layer="layout" svg:width="7.62cm" svg:height="2.667cm" svg:x="74.66cm" svg:y="92.694cm">
          <text:p text:style-name="P1">Plot.py</text:p>
          <text:p text:style-name="P1"/>
          <draw:enhanced-geometry svg:viewBox="0 0 21600 21600" draw:text-areas="800 800 20800 20800" draw:type="round-rectangular-callout" draw:modifiers="-17382.6007085684 4630.88455772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0:11:16.054704320</meta:creation-date>
    <dc:date>2020-07-16T16:41:24.848832154</dc:date>
    <meta:editing-duration>PT15M39S</meta:editing-duration>
    <meta:editing-cycles>5</meta:editing-cycles>
    <meta:generator>LibreOffice/6.0.7.3$Linux_X86_64 LibreOffice_project/00m0$Build-3</meta:generator>
    <meta:document-statistic meta:object-count="57"/>
  </office:meta>
</office:document-meta>
</file>